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5.6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4ae3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Map 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  <table:table-cell table:number-columns-repeated="4"/>
          <table:table-cell table:style-name="ce2"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18, TFT=25, 1.32=31; see „Version History“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1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a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orldEditor vers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ajor: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inor: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patch: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build: D</text:p>
          </table:table-cell>
          <table:table-cell office:value-type="string" calcext:value-type="string">
            <text:p>Example: A.B.C.D = 1.31.1.12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string_max(109)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Note: based on game version the name will be pulled from here, HM3W header or config() in script file. \nAccepts `TRIGSTR_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97)</text:p>
          </table:table-cell>
          <table:table-cell office:value-type="string" calcext:value-type="string">
            <text:p>Map auth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769)</text:p>
          </table:table-cell>
          <table:table-cell office:value-type="string" calcext:value-type="string">
            <text:p>Map 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F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49)</text:p>
          </table:table-cell>
          <table:table-cell office:value-type="string" calcext:value-type="string">
            <text:p>Recommended player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F( Format &lt;= 3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`unknown(4)`</text:p>
          </table:table-cell>
          <table:table-cell office:value-type="string" calcext:value-type="string">
            <text:p>unknown_v0_unk1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`unknown(4)`</text:p>
          </table:table-cell>
          <table:table-cell office:value-type="string" calcext:value-type="string">
            <text:p>unknown_v0_unk2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LSEIF( Format &lt;= 8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1</text:p>
          </table:table-cell>
          <table:table-cell office:value-type="string" calcext:value-type="string">
            <text:p>Ignored by new versions, only observed 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t</text:p>
          </table:table-cell>
          <table:table-cell office:value-type="string" calcext:value-type="string">
            <text:p>unknown_v4_int1</text:p>
          </table:table-cell>
          <table:table-cell office:value-type="string" calcext:value-type="string">
            <text:p>Ignored by new versions, only observed 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2</text:p>
          </table:table-cell>
          <table:table-cell office:value-type="string" calcext:value-type="string">
            <text:p>Ignored by new versions, only observed 2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3</text:p>
          </table:table-cell>
          <table:table-cell office:value-type="string" calcext:value-type="string">
            <text:p>Ignored by new versions, only observed 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4</text:p>
          </table:table-cell>
          <table:table-cell office:value-type="string" calcext:value-type="string">
            <text:p>Ignored by new versions, only observed 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t</text:p>
          </table:table-cell>
          <table:table-cell office:value-type="string" calcext:value-type="string">
            <text:p>unknown_v4_int2</text:p>
          </table:table-cell>
          <table:table-cell office:value-type="string" calcext:value-type="string">
            <text:p>Ignored by new versions, only observed 48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`float[8]`</text:p>
          </table:table-cell>
          <table:table-cell office:value-type="string" calcext:value-type="string">
            <text:p>Camera bounds</text:p>
          </table:table-cell>
          <table:table-cell office:value-type="string" calcext:value-type="string">
            <text:p>Left, bottom, right, top; Left, top, right, bott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14 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`int[4]`</text:p>
          </table:table-cell>
          <table:table-cell office:value-type="string" calcext:value-type="string">
            <text:p>Size of map's unplayable area</text:p>
          </table:table-cell>
          <table:table-cell office:value-type="string" calcext:value-type="string">
            <text:p>Variables A, B, C, D. See be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idth of playable map area</text:p>
          </table:table-cell>
          <table:table-cell office:value-type="string" calcext:value-type="string">
            <text:p>E, map width = A+E+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ight of playable map area</text:p>
          </table:table-cell>
          <table:table-cell office:value-type="string" calcext:value-type="string">
            <text:p>F, map height = C+F+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 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IF( Format &lt;= 8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unknown_v3_int1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 text:c="2"/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p flags</text:p>
          </table:table-cell>
          <table:table-cell office:value-type="string" calcext:value-type="string">
            <text:p><text:span text:style-name="T1">See Map flags; if Format &lt;= 14: enable the flag „</text:span><text:span text:style-name="T2">Show water waves on cliff shores</text:span>“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Terrain: main tile type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Number of loading screen background for standard campaigns</text:p>
          </table:table-cell>
          <table:table-cell office:value-type="string" calcext:value-type="string">
            <text:p>-1 = none or an imported loading screen is us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0 &amp;&amp; Format != 18 &amp;&amp; Format != 19 )</text:p>
          </table:table-cell>
          <table:table-cell table:style-name="ce4"/>
          <table:table-cell office:value-type="string" calcext:value-type="string">
            <text:p>Note: for (10 &lt;= FORMAT &lt;= 17) the game stores this path in a different location, implying it might have had a different mea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Imported loading screen pa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1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6145)</text:p>
          </table:table-cell>
          <table:table-cell table:style-name="ce4" office:value-type="string" calcext:value-type="string">
            <text:p>Loading screen 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IF( Format &gt;= 1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97)</text:p>
          </table:table-cell>
          <table:table-cell table:style-name="ce4" office:value-type="string" calcext:value-type="string">
            <text:p>Loading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145)</text:p>
          </table:table-cell>
          <table:table-cell table:style-name="ce4" office:value-type="string" calcext:value-type="string">
            <text:p>Loading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3"/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Use game data set version</text:p>
          </table:table-cell>
          <table:table-cell table:style-name="ce3" office:value-type="string" calcext:value-type="string">
            <text:p>0 = Default (based on map melee status), <text:s/>1 = Custom (1.01), 2 = Melee (latest patch). Set to INT_MAX in v26 ROC, not v26 T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13 &amp;&amp; Format != 18 &amp;&amp; Format != 19 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IF( Format &lt;= 17 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Unknown meaning of pat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ELSE</text:p>
          </table:table-cell>
          <table:table-cell table:style-name="ce4"/>
          <table:table-cell office:value-type="string" calcext:value-type="string">
            <text:p>i.e. if Format &gt;= 20, same string is used as prologue p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Imported loading screen path for prolo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3"/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IF( Format &gt;= 1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6145)</text:p>
          </table:table-cell>
          <table:table-cell table:style-name="ce4" office:value-type="string" calcext:value-type="string">
            <text:p>Prologue scree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97)</text:p>
          </table:table-cell>
          <table:table-cell table:style-name="ce4" office:value-type="string" calcext:value-type="string">
            <text:p>Prologue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145)</text:p>
          </table:table-cell>
          <table:table-cell table:style-name="ce4" office:value-type="string" calcext:value-type="string">
            <text:p>Prologue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1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bient fog type</text:p>
          </table:table-cell>
          <table:table-cell office:value-type="string" calcext:value-type="string">
            <text:p>0=Not enabled, above zero = number in fog style list (confirmation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start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end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d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1 )</text:p>
          </table:table-cell>
          <table:table-cell table:style-name="ce3" table:number-columns-repeated="2"/>
          <table:table-cell table:number-columns-repeated="4"/>
          <table:table-cell table:style-name="ce3" table:number-columns-repeated="1017"/>
        </table:table-row>
        <table:table-row table:style-name="ro1">
          <table:table-cell office:value-type="string" calcext:value-type="string">
            <text:p>`char[4]`</text:p>
          </table:table-cell>
          <table:table-cell office:value-type="string" calcext:value-type="string">
            <text:p>Global weather rawcode ID</text:p>
          </table:table-cell>
          <table:table-cell office:value-type="string" calcext:value-type="string">
            <text:p>0=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32)</text:p>
          </table:table-cell>
          <table:table-cell office:value-type="string" calcext:value-type="string">
            <text:p>Custom sound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F( Format &gt;= 2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ustom light environment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5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F( Format &gt;= 2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0=JASS, 1=L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2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upported graphics modes</text:p>
          </table:table-cell>
          <table:table-cell office:value-type="string" calcext:value-type="string">
            <text:p>1=SD, 2=HD, 3=SD+H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3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data version</text:p>
          </table:table-cell>
          <table:table-cell office:value-type="string" calcext:value-type="string">
            <text:p>0=ROC, 1=T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2" office:value-type="string" calcext:value-type="string">
            <text:p>IF( TRAILING_LEVEL &gt;= 1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player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Player Data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2" office:value-type="string" calcext:value-type="string">
            <text:p>IF( TRAILING_LEVEL &gt;= 2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IF( Format &gt;= 3 )</text:p>
          </table:table-cell>
          <table:table-cell/>
          <table:table-cell office:value-type="string" calcext:value-type="string">
            <text:p>// Needs confirmation, 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eams (force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Team Dat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F( TRAILING_LEVEL &gt;= 3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6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Upgrad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Upgrad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Tech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Tech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Unit Tables (group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Random Unit Tabl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Item Tabl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Item Table D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== 26 || Format =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Not used or available in public versions. See „Scripting language“ abo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/>
          <table:table-cell office:value-type="string" calcext:value-type="string">
            <text:p>End of TRAILING_LEVEL 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8:55:29.306824451</dc:date>
    <meta:editing-duration>PT20H18M35S</meta:editing-duration>
    <meta:editing-cycles>22</meta:editing-cycles>
    <meta:generator>LibreOffice/7.4.6.2$Linux_X86_64 LibreOffice_project/40$Build-2</meta:generator>
    <meta:document-statistic meta:table-count="1" meta:cell-count="251" meta:object-count="0"/>
  </office:meta>
</office:document-meta>
</file>